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ff99" fo:min-height="0.974cm"/>
    </style:style>
    <style:style style:name="gr2" style:family="graphic" style:parent-style-name="standard">
      <style:graphic-properties draw:stroke="solid" svg:stroke-color="#000000" draw:fill="solid" draw:fill-color="#ffff99" fo:min-height="0.91cm"/>
    </style:style>
    <style:style style:name="gr3" style:family="graphic" style:parent-style-name="standard">
      <style:graphic-properties draw:stroke="solid" svg:stroke-color="#000000" draw:fill="solid" draw:fill-color="#ffff99" fo:min-height="0.949cm"/>
    </style:style>
    <style:style style:name="gr4" style:family="graphic" style:parent-style-name="standard">
      <style:graphic-properties draw:stroke="solid" svg:stroke-color="#000000" draw:fill="none" draw:fill-color="#ffffff" fo:min-height="1.111cm"/>
    </style:style>
    <style:style style:name="gr5" style:family="graphic" style:parent-style-name="standard">
      <style:graphic-properties draw:stroke="solid" svg:stroke-color="#000000" draw:fill="none" draw:fill-color="#ffffff" fo:min-height="0.949cm"/>
    </style:style>
    <style:style style:name="gr6" style:family="graphic" style:parent-style-name="standard">
      <style:graphic-properties draw:stroke="solid" svg:stroke-color="#000000" draw:fill="solid" draw:fill-color="#ffff99" fo:min-height="0.661cm"/>
    </style:style>
    <style:style style:name="gr7" style:family="graphic" style:parent-style-name="standard">
      <style:graphic-properties draw:stroke="solid" svg:stroke-color="#000000" draw:fill="solid" draw:fill-color="#ffff99" fo:min-height="0.607cm"/>
    </style:style>
    <style:style style:name="gr8" style:family="graphic" style:parent-style-name="standard">
      <style:graphic-properties draw:stroke="solid" svg:stroke-color="#000000" draw:fill="solid" draw:fill-color="#ffff99" fo:min-height="0.857cm"/>
    </style:style>
    <style:style style:name="gr9" style:family="graphic" style:parent-style-name="standard">
      <style:graphic-properties draw:stroke="solid" svg:stroke-color="#000000" draw:fill="none" draw:fill-color="#ffffff" fo:min-height="0.661cm"/>
    </style:style>
    <style:style style:name="gr10" style:family="graphic" style:parent-style-name="standard">
      <style:graphic-properties draw:stroke="solid" svg:stroke-color="#000000" draw:fill="none" draw:fill-color="#ffffff" fo:min-height="0.744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solid" svg:stroke-color="#000000" draw:fill="solid" draw:fill-color="#ffffff" fo:min-height="0.949cm"/>
    </style:style>
    <style:style style:name="P1" style:family="paragraph">
      <loext:graphic-properties draw:fill="solid" draw:fill-color="#ffff99"/>
      <style:text-properties fo:font-size="12pt" style:font-size-asian="14pt" style:font-size-complex="14pt"/>
    </style:style>
    <style:style style:name="P2" style:family="paragraph">
      <loext:graphic-properties draw:fill="none" draw:fill-color="#ffffff"/>
      <style:text-properties fo:font-size="12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text-properties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3" draw:id="id3" draw:layer="layout" svg:width="2.794cm" svg:height="1.224cm" svg:x="17.637cm" svg:y="23.779cm">
          <draw:text-box>
            <text:p><text:span text:style-name="T1">CL Custom </text:span><text:span text:style-name="T1">Commerce</text:span></text:p>
          </draw:text-box>
        </draw:frame>
        <draw:frame draw:style-name="gr2" draw:text-style-name="P1" xml:id="id8" draw:id="id8" draw:layer="layout" svg:width="3.048cm" svg:height="1.16cm" svg:x="2.827cm" svg:y="10.381cm">
          <draw:text-box>
            <text:p><text:span text:style-name="T1">Hosting </text:span><text:span text:style-name="T1">Farm</text:span></text:p>
          </draw:text-box>
        </draw:frame>
        <draw:frame draw:style-name="gr3" draw:text-style-name="P1" xml:id="id17" draw:id="id17" draw:layer="layout" svg:width="2.845cm" svg:height="1.199cm" svg:x="6.346cm" svg:y="1.508cm">
          <draw:text-box>
            <text:p><text:span text:style-name="T1">Accounts Desk</text:span></text:p>
          </draw:text-box>
        </draw:frame>
        <draw:frame draw:style-name="gr4" draw:text-style-name="P2" xml:id="id16" draw:id="id16" draw:layer="layout" svg:width="2.794cm" svg:height="1.361cm" svg:x="10.645cm" svg:y="8.654cm">
          <draw:text-box>
            <text:p><text:span text:style-name="T1">Accou</text:span><text:span text:style-name="T1">nts </text:span><text:span text:style-name="T1">Payroll</text:span></text:p>
          </draw:text-box>
        </draw:frame>
        <draw:frame draw:style-name="gr5" draw:text-style-name="P2" xml:id="id15" draw:id="id15" draw:layer="layout" svg:width="3.048cm" svg:height="1.199cm" svg:x="6.244cm" svg:y="8.354cm">
          <draw:text-box>
            <text:p><text:span text:style-name="T1">Inventory </text:span><text:span text:style-name="T1">Control</text:span></text:p>
          </draw:text-box>
        </draw:frame>
        <draw:frame draw:style-name="gr5" draw:text-style-name="P2" xml:id="id20" draw:id="id20" draw:layer="layout" svg:width="3.048cm" svg:height="1.199cm" svg:x="4.125cm" svg:y="3.992cm">
          <draw:text-box>
            <text:p><text:span text:style-name="T1">Shipping Tracking</text:span></text:p>
          </draw:text-box>
        </draw:frame>
        <draw:frame draw:style-name="gr3" draw:text-style-name="P1" xml:id="id21" draw:id="id21" draw:layer="layout" svg:width="2.794cm" svg:height="1.199cm" svg:x="17.51cm" svg:y="16.272cm">
          <draw:text-box>
            <text:p><text:span text:style-name="T1">Contact</text:span></text:p>
            <text:p><text:span text:style-name="T1">Service</text:span></text:p>
          </draw:text-box>
        </draw:frame>
        <draw:frame draw:style-name="gr6" draw:text-style-name="P1" xml:id="id6" draw:id="id6" draw:layer="layout" svg:width="3.048cm" svg:height="0.911cm" svg:x="2.827cm" svg:y="20.801cm">
          <draw:text-box>
            <text:p><text:span text:style-name="T1">Fi</text:span><text:span text:style-name="T1">na</text:span><text:span text:style-name="T1">nc</text:span><text:span text:style-name="T1">e</text:span></text:p>
          </draw:text-box>
        </draw:frame>
        <draw:frame draw:style-name="gr7" draw:text-style-name="P1" xml:id="id10" draw:id="id10" draw:layer="layout" svg:width="3.048cm" svg:height="1.199cm" svg:x="6.244cm" svg:y="16.272cm">
          <draw:text-box>
            <text:p><text:span text:style-name="T1">General </text:span><text:span text:style-name="T1">Ledger</text:span></text:p>
          </draw:text-box>
        </draw:frame>
        <draw:frame draw:style-name="gr8" draw:text-style-name="P1" xml:id="id4" draw:id="id4" draw:layer="layout" svg:width="2.794cm" svg:height="1.107cm" svg:x="17.637cm" svg:y="18.595cm">
          <draw:text-box>
            <text:p><text:span text:style-name="T1">Feedback</text:span></text:p>
          </draw:text-box>
        </draw:frame>
        <draw:frame draw:style-name="gr6" draw:text-style-name="P1" xml:id="id5" draw:id="id5" draw:layer="layout" svg:width="2.794cm" svg:height="0.911cm" svg:x="6.371cm" svg:y="19.58cm">
          <draw:text-box>
            <text:p><text:span text:style-name="T1">File Utility</text:span></text:p>
          </draw:text-box>
        </draw:frame>
        <draw:frame draw:style-name="gr5" draw:text-style-name="P2" xml:id="id11" draw:id="id11" draw:layer="layout" svg:width="3.048cm" svg:height="1.199cm" svg:x="10.518cm" svg:y="12.65cm">
          <draw:text-box>
            <text:p><text:span text:style-name="T1">Accounts </text:span><text:span text:style-name="T1">Payables</text:span></text:p>
          </draw:text-box>
        </draw:frame>
        <draw:frame draw:style-name="gr5" draw:text-style-name="P2" xml:id="id9" draw:id="id9" draw:layer="layout" svg:width="3.048cm" svg:height="1.199cm" svg:x="6.244cm" svg:y="12.65cm">
          <draw:text-box>
            <text:p><text:span text:style-name="T1">Accounts </text:span><text:span text:style-name="T1">Receivable</text:span><text:span text:style-name="T1">s</text:span></text:p>
          </draw:text-box>
        </draw:frame>
        <draw:frame draw:style-name="gr6" draw:text-style-name="P1" xml:id="id19" draw:id="id19" draw:layer="layout" svg:width="2.794cm" svg:height="0.911cm" svg:x="8.912cm" svg:y="3.992cm">
          <draw:text-box>
            <text:p><text:span text:style-name="T1">Fabrik</text:span></text:p>
          </draw:text-box>
        </draw:frame>
        <draw:frame draw:style-name="gr6" draw:text-style-name="P1" xml:id="id14" draw:id="id14" draw:layer="layout" svg:width="3.048cm" svg:height="0.911cm" svg:x="2.827cm" svg:y="14.421cm">
          <draw:text-box>
            <text:p><text:span text:style-name="T1">Aff</text:span><text:span text:style-name="T1">ili</text:span><text:span text:style-name="T1">at</text:span><text:span text:style-name="T1">es</text:span></text:p>
          </draw:text-box>
        </draw:frame>
        <draw:frame draw:style-name="gr3" draw:text-style-name="P1" xml:id="id18" draw:id="id18" draw:layer="layout" svg:width="3.048cm" svg:height="1.199cm" svg:x="4.125cm" svg:y="5.934cm">
          <draw:text-box>
            <text:p><text:span text:style-name="T1">Online Catalog</text:span></text:p>
          </draw:text-box>
        </draw:frame>
        <draw:frame draw:style-name="gr9" draw:text-style-name="P2" xml:id="id1" draw:id="id1" draw:layer="layout" svg:width="2.794cm" svg:height="0.911cm" svg:x="12.468cm" svg:y="20.801cm">
          <draw:text-box>
            <text:p><text:span text:style-name="T1">Q-Forms</text:span></text:p>
          </draw:text-box>
        </draw:frame>
        <draw:frame draw:style-name="gr10" draw:text-style-name="P2" xml:id="id12" draw:id="id12" draw:layer="layout" svg:width="2.794cm" svg:height="0.994cm" svg:x="12.468cm" svg:y="14.58cm">
          <draw:text-box>
            <text:p><text:span text:style-name="T1">Q-Control</text:span></text:p>
          </draw:text-box>
        </draw:frame>
        <draw:frame draw:style-name="gr6" draw:text-style-name="P1" xml:id="id2" draw:id="id2" draw:layer="layout" svg:width="2.794cm" svg:height="0.911cm" svg:x="17.637cm" svg:y="20.801cm">
          <draw:text-box>
            <text:p><text:span text:style-name="T1">Q-</text:span><text:span text:style-name="T1">W</text:span><text:span text:style-name="T1">iki</text:span></text:p>
          </draw:text-box>
        </draw:frame>
        <draw:frame draw:style-name="gr5" draw:text-style-name="P2" xml:id="id7" draw:id="id7" draw:layer="layout" svg:width="3.048cm" svg:height="1.199cm" svg:x="2.827cm" svg:y="17.891cm">
          <draw:text-box>
            <text:p><text:span text:style-name="T1">Spreadsheet</text:span></text:p>
          </draw:text-box>
        </draw:frame>
        <draw:connector draw:style-name="gr11" draw:text-style-name="P3" draw:layer="layout" draw:type="curve" svg:x1="15.262cm" svg:y1="21.256cm" svg:x2="17.637cm" svg:y2="21.256cm" draw:start-shape="id1" draw:start-glue-point="1" draw:end-shape="id2" draw:end-glue-point="3" svg:d="M15262 21256h2375" svg:viewBox="0 0 2376 1">
          <text:p/>
        </draw:connector>
        <draw:connector draw:style-name="gr11" draw:text-style-name="P3" draw:layer="layout" draw:type="curve" svg:x1="19.034cm" svg:y1="21.712cm" svg:x2="19.034cm" svg:y2="23.779cm" draw:start-shape="id2" draw:start-glue-point="2" draw:end-shape="id3" draw:end-glue-point="0" svg:d="M19034 21712v2067" svg:viewBox="0 0 1 2068">
          <text:p/>
        </draw:connector>
        <draw:connector draw:style-name="gr11" draw:text-style-name="P3" draw:layer="layout" draw:type="curve" svg:x1="15.262cm" svg:y1="21.256cm" svg:x2="17.637cm" svg:y2="19.148cm" draw:start-shape="id1" draw:start-glue-point="1" draw:end-shape="id4" draw:end-glue-point="3" svg:d="M15262 21256c1782 0 595-2108 2375-2108" svg:viewBox="0 0 2376 2109">
          <text:p/>
        </draw:connector>
        <draw:connector draw:style-name="gr11" draw:text-style-name="P3" draw:layer="layout" draw:type="curve" svg:x1="12.468cm" svg:y1="21.256cm" svg:x2="9.165cm" svg:y2="20.035cm" draw:start-shape="id1" draw:end-shape="id5" svg:d="M12468 21256c-2476 0-825-1221-3303-1221" svg:viewBox="0 0 3304 1222">
          <text:p/>
        </draw:connector>
        <draw:connector draw:style-name="gr11" draw:text-style-name="P3" draw:layer="layout" draw:type="curve" svg:x1="12.468cm" svg:y1="21.256cm" svg:x2="5.875cm" svg:y2="21.256cm" draw:start-shape="id1" draw:start-glue-point="3" draw:end-shape="id6" draw:end-glue-point="1" svg:d="M12468 21256h-6593" svg:viewBox="0 0 6594 1">
          <text:p/>
        </draw:connector>
        <draw:connector draw:style-name="gr11" draw:text-style-name="P3" draw:layer="layout" draw:type="curve" svg:x1="4.351cm" svg:y1="19.09cm" svg:x2="4.351cm" svg:y2="20.801cm" draw:start-shape="id7" draw:start-glue-point="2" draw:end-shape="id6" draw:end-glue-point="0" svg:d="M4351 19090v1711" svg:viewBox="0 0 1 1712">
          <text:p/>
        </draw:connector>
        <draw:connector draw:style-name="gr11" draw:text-style-name="P3" draw:layer="layout" draw:type="curve" svg:x1="2.827cm" svg:y1="21.256cm" svg:x2="2.827cm" svg:y2="10.961cm" draw:start-shape="id6" draw:start-glue-point="3" draw:end-shape="id8" svg:d="M2827 21256c-751 0-751-10295 0-10295" svg:viewBox="0 0 564 10296">
          <text:p/>
        </draw:connector>
        <draw:connector draw:style-name="gr11" draw:text-style-name="P3" draw:layer="layout" draw:type="curve" svg:x1="6.244cm" svg:y1="13.249cm" svg:x2="4.351cm" svg:y2="11.541cm" draw:start-shape="id9" draw:start-glue-point="3" draw:end-shape="id8" svg:d="M6244 13249c-1262 0-1893-569-1893-1708" svg:viewBox="0 0 1894 1709">
          <text:p/>
        </draw:connector>
        <draw:connector draw:style-name="gr11" draw:text-style-name="P3" draw:layer="layout" draw:type="curve" svg:x1="7.768cm" svg:y1="16.272cm" svg:x2="7.768cm" svg:y2="13.849cm" draw:start-shape="id10" draw:start-glue-point="0" draw:end-shape="id9" draw:end-glue-point="2" svg:d="M7768 16272v-2423" svg:viewBox="0 0 1 2424">
          <text:p/>
        </draw:connector>
        <draw:connector draw:style-name="gr11" draw:text-style-name="P3" draw:layer="layout" draw:type="curve" svg:x1="7.768cm" svg:y1="16.272cm" svg:x2="12.042cm" svg:y2="13.849cm" draw:start-shape="id10" draw:start-glue-point="0" draw:end-shape="id11" draw:end-glue-point="2" svg:d="M7768 16272c0-1816 4274-605 4274-2423" svg:viewBox="0 0 4275 2424">
          <text:p/>
        </draw:connector>
        <draw:connector draw:style-name="gr11" draw:text-style-name="P3" draw:layer="layout" draw:type="curve" svg:x1="13.865cm" svg:y1="15.574cm" svg:x2="13.865cm" svg:y2="16.272cm" draw:start-shape="id12" draw:start-glue-point="2" draw:end-shape="id13" draw:end-glue-point="0" svg:d="M13865 15574v698" svg:viewBox="0 0 1 699">
          <text:p/>
        </draw:connector>
        <draw:connector draw:style-name="gr11" draw:text-style-name="P3" draw:layer="layout" draw:type="curve" svg:x1="12.468cm" svg:y1="16.871cm" svg:x2="9.292cm" svg:y2="16.871cm" draw:start-shape="id13" draw:start-glue-point="3" draw:end-shape="id10" draw:end-glue-point="1" svg:d="M12468 16871h-3176" svg:viewBox="0 0 3177 1">
          <text:p/>
        </draw:connector>
        <draw:connector draw:style-name="gr11" draw:text-style-name="P3" draw:layer="layout" draw:type="curve" svg:x1="6.244cm" svg:y1="16.871cm" svg:x2="4.351cm" svg:y2="15.332cm" draw:start-shape="id10" draw:start-glue-point="3" draw:end-shape="id14" svg:d="M6244 16871c-1262 0-1893-513-1893-1539" svg:viewBox="0 0 1894 1540">
          <text:p/>
        </draw:connector>
        <draw:connector draw:style-name="gr11" draw:text-style-name="P3" draw:layer="layout" draw:type="curve" svg:x1="7.768cm" svg:y1="12.65cm" svg:x2="7.768cm" svg:y2="9.553cm" draw:start-shape="id9" draw:start-glue-point="0" draw:end-shape="id15" svg:d="M7768 12650v-3097" svg:viewBox="0 0 1 3098">
          <text:p/>
        </draw:connector>
        <draw:connector draw:style-name="gr11" draw:text-style-name="P3" draw:layer="layout" draw:type="curve" svg:x1="12.042cm" svg:y1="12.65cm" svg:x2="7.768cm" svg:y2="9.553cm" draw:start-shape="id11" draw:start-glue-point="0" draw:end-shape="id15" draw:end-glue-point="2" svg:d="M12042 12650c0-2322-4274-774-4274-3097" svg:viewBox="0 0 4275 3098">
          <text:p/>
        </draw:connector>
        <draw:connector draw:style-name="gr11" draw:text-style-name="P3" draw:layer="layout" draw:type="curve" svg:x1="12.042cm" svg:y1="12.65cm" svg:x2="12.042cm" svg:y2="10.015cm" draw:start-shape="id11" draw:start-glue-point="0" draw:end-shape="id16" draw:end-glue-point="2" svg:d="M12042 12650v-2635" svg:viewBox="0 0 1 2636">
          <text:p/>
        </draw:connector>
        <draw:connector draw:style-name="gr11" draw:text-style-name="P3" draw:layer="layout" draw:type="curve" svg:x1="7.768cm" svg:y1="8.354cm" svg:x2="7.768cm" svg:y2="2.707cm" draw:start-shape="id15" draw:start-glue-point="0" draw:end-shape="id17" svg:d="M7768 8354v-5647" svg:viewBox="0 0 1 5648">
          <text:p/>
        </draw:connector>
        <draw:connector draw:style-name="gr11" draw:text-style-name="P3" draw:layer="layout" draw:type="curve" svg:x1="6.244cm" svg:y1="8.953cm" svg:x2="5.649cm" svg:y2="7.133cm" draw:start-shape="id15" draw:start-glue-point="3" draw:end-shape="id18" draw:end-glue-point="2" svg:d="M6244 8953c-397 0-595-606-595-1820" svg:viewBox="0 0 596 1821">
          <text:p/>
        </draw:connector>
        <draw:connector draw:style-name="gr11" draw:text-style-name="P3" draw:layer="layout" draw:type="curve" svg:x1="2.827cm" svg:y1="21.256cm" svg:x2="6.346cm" svg:y2="2.107cm" draw:start-shape="id6" draw:start-glue-point="3" draw:end-shape="id17" draw:end-glue-point="3" svg:d="M2827 21256c-751 0-2511-19149 3519-19149" svg:viewBox="0 0 4349 19150">
          <text:p/>
        </draw:connector>
        <draw:connector draw:style-name="gr11" draw:text-style-name="P3" draw:layer="layout" draw:type="curve" svg:x1="5.875cm" svg:y1="18.49cm" svg:x2="7.768cm" svg:y2="17.471cm" draw:start-shape="id7" draw:start-glue-point="1" draw:end-shape="id10" draw:end-glue-point="2" svg:d="M5875 18490c1262 0 1893-339 1893-1019" svg:viewBox="0 0 1894 1020">
          <text:p/>
        </draw:connector>
        <draw:connector draw:style-name="gr11" draw:text-style-name="P3" draw:layer="layout" draw:type="curve" svg:x1="7.768cm" svg:y1="8.354cm" svg:x2="10.309cm" svg:y2="4.903cm" draw:start-shape="id15" draw:start-glue-point="0" draw:end-shape="id19" draw:end-glue-point="2" svg:d="M7768 8354c0-2587 2541-862 2541-3451" svg:viewBox="0 0 2542 3452">
          <text:p/>
        </draw:connector>
        <draw:connector draw:style-name="gr11" draw:text-style-name="P3" draw:layer="layout" draw:type="curve" svg:x1="10.309cm" svg:y1="3.992cm" svg:x2="9.191cm" svg:y2="2.107cm" draw:start-shape="id19" draw:start-glue-point="0" draw:end-shape="id17" draw:end-glue-point="1" svg:d="M10309 3992c0-1257-372-1885-1118-1885" svg:viewBox="0 0 1119 1886">
          <text:p/>
        </draw:connector>
        <draw:connector draw:style-name="gr11" draw:text-style-name="P3" draw:layer="layout" draw:type="curve" svg:x1="5.649cm" svg:y1="5.934cm" svg:x2="5.649cm" svg:y2="5.191cm" draw:start-shape="id18" draw:start-glue-point="0" draw:end-shape="id20" draw:end-glue-point="2" svg:d="M5649 5934v-743" svg:viewBox="0 0 1 744">
          <text:p/>
        </draw:connector>
        <draw:connector draw:style-name="gr11" draw:text-style-name="P3" draw:layer="layout" draw:type="curve" svg:x1="5.649cm" svg:y1="3.992cm" svg:x2="6.346cm" svg:y2="2.107cm" draw:start-shape="id20" draw:start-glue-point="0" draw:end-shape="id17" draw:end-glue-point="3" svg:d="M5649 3992c0-1257 232-1885 697-1885" svg:viewBox="0 0 698 1886">
          <text:p/>
        </draw:connector>
        <draw:connector draw:style-name="gr11" draw:text-style-name="P3" draw:layer="layout" draw:type="curve" svg:x1="5.875cm" svg:y1="18.49cm" svg:x2="7.768cm" svg:y2="19.58cm" draw:start-shape="id7" draw:start-glue-point="1" draw:end-shape="id5" svg:d="M5875 18490c1262 0 1893 363 1893 1090" svg:viewBox="0 0 1894 1091">
          <text:p/>
        </draw:connector>
        <draw:frame draw:style-name="gr12" draw:text-style-name="P4" xml:id="id13" draw:id="id13" draw:layer="layout" svg:width="2.794cm" svg:height="1.199cm" svg:x="12.468cm" svg:y="16.272cm">
          <draw:text-box>
            <text:p><text:span text:style-name="T1">Accounts</text:span></text:p>
            <text:p><text:span text:style-name="T1">Contacts</text:span></text:p>
          </draw:text-box>
        </draw:frame>
        <draw:connector draw:style-name="gr11" draw:text-style-name="P3" draw:layer="layout" draw:type="curve" svg:x1="15.262cm" svg:y1="16.871cm" svg:x2="17.51cm" svg:y2="16.871cm" draw:start-shape="id13" draw:start-glue-point="1" draw:end-shape="id21" draw:end-glue-point="3" svg:d="M15262 16871h2248" svg:viewBox="0 0 2249 1">
          <text:p/>
        </draw:connector>
        <draw:connector draw:style-name="gr11" draw:text-style-name="P3" draw:layer="layout" draw:type="curve" svg:x1="13.865cm" svg:y1="20.801cm" svg:x2="13.865cm" svg:y2="17.471cm" draw:start-shape="id1" draw:start-glue-point="0" draw:end-shape="id13" svg:d="M13865 20801v-3330" svg:viewBox="0 0 1 33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3T11:54:16.783820117</meta:creation-date>
    <dc:date>2018-11-04T11:04:33.437075223</dc:date>
    <meta:editing-duration>PT26M13S</meta:editing-duration>
    <meta:editing-cycles>4</meta:editing-cycles>
    <meta:generator>LibreOffice/5.1.6.2$Linux_X86_64 LibreOffice_project/10m0$Build-2</meta:generator>
    <meta:document-statistic meta:object-count="48"/>
  </office:meta>
</office:document-meta>
</file>